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ile Entwicklung (Auf Änderungen reagieren können)<text:span text:style-name="T1">:</text:span></text:p>
      <text:p text:style-name="P1"><text:span text:style-name="T1">-Selbst organisierende Teams</text:span></text:p>
      <text:p text:style-name="P1"><text:span text:style-name="T1">-Cut zum schaun was man geschafft hat in bestimmter (kurzer) zeit</text:span></text:p>
      <text:p text:style-name="P1"><text:span text:style-name="T1"><text:tab/>-1D Liste von zeug das geschafft werden soll</text:span></text:p>
      <text:p text:style-name="P1"><text:span text:style-name="T1"><text:tab/>-Prioritötem bei allem</text:span></text:p>
      <text:p text:style-name="P1"><text:span text:style-name="T1">-Scrum:</text:span></text:p>
      <text:p text:style-name="P1"><text:span text:style-name="T1"><text:tab/>-In Sprints aufgeteilt</text:span></text:p>
      <text:p text:style-name="P1"><text:span text:style-name="T1"><text:tab/>-Keine Sprint Unterbrechung</text:span></text:p>
      <text:p text:style-name="P1"><text:span text:style-name="T1"/></text:p>
      <text:p text:style-name="P1"><text:span text:style-name="T1">-Aufteilung in Design und Requirements und Scrum Mater der alles einhalten lässt</text:span></text:p>
      <text:p text:style-name="P2"><text:span text:style-name="T1">-As a [Role], I can [Feature] so that [Reason] &lt;- user story</text:span></text:p>
      <text:p text:style-name="P2"><text:span text:style-name="T2">-Einzelne Teile unabhängig von einander </text:span></text:p>
      <text:p text:style-name="P2"><text:span text:style-name="T2"><text:tab/>-damit man die reihenfolge umstrukturieren kann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7S</meta:editing-duration>
    <meta:editing-cycles>10</meta:editing-cycles>
    <meta:generator>OpenOffice.org/3.4.1$Win32 OpenOffice.org_project/341m1$Build-9593</meta:generator>
    <dc:date>2013-11-14T13:32:40.84</dc:date>
    <meta:document-statistic meta:table-count="0" meta:image-count="0" meta:object-count="0" meta:page-count="1" meta:paragraph-count="12" meta:word-count="73" meta:character-count="499"/>
    <meta:user-defined meta:name="Info 1"/>
    <meta:user-defined meta:name="Info 2"/>
    <meta:user-defined meta:name="Info 3"/>
    <meta:user-defined meta:name="Info 4"/>
  </office:meta>
</office:document-meta>
</file>